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75in" fo:margin-left="1.5in" table:align="left" style:writing-mode="lr-tb"/>
    </style:style>
    <style:style style:name="Table1.A" style:family="table-column">
      <style:table-column-properties style:column-width="1.4931in"/>
    </style:style>
    <style:style style:name="Table1.B" style:family="table-column">
      <style:table-column-properties style:column-width="1.881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0.5pt solid #000000" fo:border-bottom="0.5pt solid #000000" style:writing-mode="lr-tb"/>
    </style:style>
    <style:style style:name="Table1.A2"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1.A3" style:family="table-cell">
      <style:table-cell-properties style:vertical-align="top" fo:padding-left="0.0486in" fo:padding-right="0.0486in" fo:padding-top="0in" fo:padding-bottom="0in" fo:border="none" style:writing-mode="lr-tb"/>
    </style:style>
    <style:style style:name="Table1.A4" style:family="table-cell">
      <style:table-cell-properties style:vertical-align="top" fo:padding-left="0.0486in" fo:padding-right="0.0486in" fo:padding-top="0in" fo:padding-bottom="0in" fo:border-left="none" fo:border-right="none" fo:border-top="none" fo:border-bottom="0.5pt solid #000000" style:writing-mode="lr-tb"/>
    </style:style>
    <style:style style:name="P1" style:family="paragraph" style:parent-style-name="Header">
      <style:paragraph-properties fo:text-align="center" style:justify-single-word="false"/>
      <style:text-properties fo:font-size="10pt" fo:language="en" fo:country="US" style:font-size-asian="10pt"/>
    </style:style>
    <style:style style:name="P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style:font-size-asian="10pt" style:font-style-asian="normal"/>
    </style:style>
    <style:style style:name="P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fo:font-weight="bold" style:font-size-asian="10pt" style:font-style-asian="normal" style:font-weight-asian="bold"/>
    </style:style>
    <style:style style:name="P4" style:family="paragraph" style:parent-style-name="Standard">
      <style:paragraph-properties>
        <style:tab-stops>
          <style:tab-stop style:position="3.5in" style:type="center"/>
          <style:tab-stop style:position="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indent="0.5in" style:auto-text-indent="false"/>
    </style:style>
    <style:style style:name="P7"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fo:font-weight="bold" officeooo:paragraph-rsid="001badbd" style:font-style-asian="normal" style:font-weight-asian="bold"/>
    </style:style>
    <style:style style:name="P8"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officeooo:rsid="001badbd" officeooo:paragraph-rsid="001badbd" style:font-style-asian="normal"/>
    </style:style>
    <style:style style:name="P9"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officeooo:paragraph-rsid="001badbd" style:font-style-asian="normal"/>
    </style:style>
    <style:style style:name="P10"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style:font-style-asian="normal"/>
    </style:style>
    <style:style style:name="P11"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style:font-style-asian="normal"/>
    </style:style>
    <style:style style:name="P1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fo:font-weight="bold" style:font-style-asian="normal" style:font-weight-asian="bold"/>
    </style:style>
    <style:style style:name="P1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officeooo:rsid="001badbd" officeooo:paragraph-rsid="001badbd"/>
    </style:style>
    <style:style style:name="P14"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n" fo:country="GB" style:font-size-complex="12pt"/>
    </style:style>
    <style:style style:name="P15" style:family="paragraph" style:parent-style-name="Paragraphs">
      <style:paragraph-properties fo:line-height="150%"/>
    </style:style>
    <style:style style:name="P16" style:family="paragraph" style:parent-style-name="TITLE" style:master-page-name="First_20_Page">
      <style:paragraph-properties fo:margin-top="0in" fo:margin-bottom="0in" style:contextual-spacing="false" fo:line-height="100%" fo:orphans="2" fo:widows="2" style:page-number="auto"/>
      <style:text-properties fo:font-size="16pt" style:font-size-asian="16pt"/>
    </style:style>
    <style:style style:name="P17" style:family="paragraph" style:parent-style-name="Heading_20_0">
      <style:paragraph-properties fo:margin-left="0.6252in" fo:margin-right="0.6252in" fo:line-height="100%" fo:text-indent="0in" style:auto-text-indent="false"/>
      <style:text-properties officeooo:rsid="001badbd" officeooo:paragraph-rsid="001badbd"/>
    </style:style>
    <style:style style:name="P18" style:family="paragraph" style:parent-style-name="Heading_20_0">
      <style:paragraph-properties fo:line-height="100%"/>
      <style:text-properties officeooo:rsid="001badbd" officeooo:paragraph-rsid="001badbd"/>
    </style:style>
    <style:style style:name="P19" style:family="paragraph" style:parent-style-name="Heading_20_0">
      <style:paragraph-properties fo:line-height="100%"/>
      <style:text-properties fo:font-size="10pt" fo:language="en" fo:country="GB" officeooo:paragraph-rsid="001e9e43" style:font-size-asian="10pt"/>
    </style:style>
    <style:style style:name="P20" style:family="paragraph" style:parent-style-name="Epígrafe">
      <style:paragraph-properties fo:margin-top="0.3055in" fo:margin-bottom="0.0693in" style:contextual-spacing="false" fo:line-height="100%" fo:text-align="center" style:justify-single-word="false"/>
      <style:text-properties officeooo:paragraph-rsid="001e9e43"/>
    </style:style>
    <style:style style:name="P21"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font-weight-complex="bold"/>
    </style:style>
    <style:style style:name="P22"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style>
    <style:style style:name="P23" style:family="paragraph" style:parent-style-name="Heading_20_1">
      <style:paragraph-properties fo:margin-left="0in" fo:margin-right="0in" fo:line-height="100%" fo:text-align="justify" style:justify-single-word="false" fo:text-indent="0in" style:auto-text-indent="false">
        <style:tab-stops/>
      </style:paragraph-properties>
      <style:text-properties style:font-name="Times New Roman" fo:font-size="10pt" fo:language="en" fo:country="GB" fo:font-weight="bold" style:font-size-asian="10pt" style:font-weight-asian="bold"/>
    </style:style>
    <style:style style:name="P24" style:family="paragraph" style:parent-style-name="Heading_20_2">
      <style:paragraph-properties fo:margin-top="0in" fo:margin-bottom="0.0827in" style:contextual-spacing="false" fo:line-height="100%" fo:text-align="justify" style:justify-single-word="false"/>
      <style:text-properties style:font-name="Times New Roman" fo:font-size="10pt" fo:language="en" fo:country="GB" style:font-size-asian="10pt"/>
    </style:style>
    <style:style style:name="P25" style:family="paragraph" style:parent-style-name="Heading_20_2">
      <style:paragraph-properties fo:margin-left="0in" fo:margin-right="0in" fo:margin-top="0in" fo:margin-bottom="0.0827in" style:contextual-spacing="false" fo:line-height="100%" fo:text-align="justify" style:justify-single-word="false" fo:text-indent="0in" style:auto-text-indent="false"/>
      <style:text-properties style:font-name="Times New Roman" fo:font-size="10pt" fo:language="en" fo:country="GB" style:font-size-asian="10pt"/>
    </style:style>
    <style:style style:name="P26" style:family="paragraph" style:parent-style-name="Heading_20_2">
      <style:paragraph-properties fo:margin-left="0.6252in" fo:margin-right="0.6252in" fo:line-height="100%" fo:text-align="justify" style:justify-single-word="false" fo:text-indent="0in" style:auto-text-indent="false"/>
      <style:text-properties officeooo:paragraph-rsid="001badbd"/>
    </style:style>
    <style:style style:name="P27" style:family="paragraph" style:parent-style-name="Heading_20_2">
      <style:paragraph-properties fo:margin-top="0in" fo:margin-bottom="0.0827in" style:contextual-spacing="false" fo:line-height="100%" fo:text-align="justify" style:justify-single-word="false" fo:orphans="2" fo:widows="2" style:writing-mode="lr-tb"/>
    </style:style>
    <style:style style:name="P28" style:family="paragraph" style:parent-style-name="Standard" style:list-style-name="L2">
      <style:paragraph-properties fo:margin-top="0in" fo:margin-bottom="0.0827in" style:contextual-spacing="false" fo:line-height="100%" fo:text-align="justify" style:justify-single-word="false"/>
      <style:text-properties fo:font-size="10pt" fo:language="en" fo:country="GB" officeooo:rsid="0019db26" style:font-size-asian="10pt"/>
    </style:style>
    <style:style style:name="P29" style:family="paragraph" style:parent-style-name="Standard" style:list-style-name="L3">
      <style:paragraph-properties fo:margin-top="0in" fo:margin-bottom="0.0827in" style:contextual-spacing="false" fo:line-height="100%" fo:text-align="justify" style:justify-single-word="false"/>
      <style:text-properties fo:font-size="10pt" fo:language="en" fo:country="GB" officeooo:rsid="002b771b" officeooo:paragraph-rsid="002b771b" style:font-size-asian="10pt"/>
    </style:style>
    <style:style style:name="P30" style:family="paragraph" style:parent-style-name="Standard">
      <style:paragraph-properties fo:margin-top="0in" fo:margin-bottom="0.0827in" style:contextual-spacing="false" fo:line-height="100%" fo:text-align="justify" style:justify-single-word="false"/>
      <style:text-properties fo:font-size="10pt" fo:language="en" fo:country="GB" officeooo:rsid="002b771b" officeooo:paragraph-rsid="002b771b" style:font-size-asian="10pt"/>
    </style:style>
    <style:style style:name="P31" style:family="paragraph" style:parent-style-name="Standard">
      <style:paragraph-properties fo:margin-left="0.6252in" fo:margin-right="0.6252in" fo:line-height="100%" fo:text-align="justify" style:justify-single-word="false" fo:text-indent="0in" style:auto-text-indent="false"/>
      <style:text-properties fo:font-size="10pt" fo:language="en" fo:country="GB" style:font-size-asian="10pt"/>
    </style:style>
    <style:style style:name="P32" style:family="paragraph" style:parent-style-name="Standard">
      <style:paragraph-properties fo:line-height="100%" fo:text-align="justify" style:justify-single-word="false"/>
      <style:text-properties fo:font-size="10pt" fo:language="en" fo:country="GB" style:font-size-asian="10pt"/>
    </style:style>
    <style:style style:name="P33" style:family="paragraph" style:parent-style-name="Standard">
      <style:paragraph-properties fo:line-height="100%" fo:text-align="justify" style:justify-single-word="false"/>
      <style:text-properties fo:font-size="10pt" fo:language="en" fo:country="GB" officeooo:paragraph-rsid="001ca11c" style:font-size-asian="10pt"/>
    </style:style>
    <style:style style:name="P34" style:family="paragraph" style:parent-style-name="Standard" style:list-style-name="L1">
      <style:paragraph-properties fo:line-height="100%" fo:text-align="justify" style:justify-single-word="false"/>
      <style:text-properties fo:font-size="10pt" fo:language="en" fo:country="GB" officeooo:paragraph-rsid="001ca11c" style:font-size-asian="10pt"/>
    </style:style>
    <style:style style:name="P35" style:family="paragraph" style:parent-style-name="Standard">
      <style:paragraph-properties fo:line-height="100%" fo:text-align="justify" style:justify-single-word="false"/>
      <style:text-properties fo:font-size="10pt" fo:language="en" fo:country="GB" officeooo:rsid="00261545" officeooo:paragraph-rsid="00261545" style:font-size-asian="10pt"/>
    </style:style>
    <style:style style:name="P36" style:family="paragraph" style:parent-style-name="Standard">
      <style:paragraph-properties fo:line-height="100%" fo:text-align="center" style:justify-single-word="false"/>
      <style:text-properties fo:font-size="10pt" fo:font-weight="bold" officeooo:rsid="001e9e43" officeooo:paragraph-rsid="001e9e43" style:font-size-asian="10pt" style:font-weight-asian="bold" style:font-size-complex="10pt" style:font-weight-complex="bold"/>
    </style:style>
    <style:style style:name="P37" style:family="paragraph" style:parent-style-name="Standard">
      <style:paragraph-properties fo:line-height="100%" fo:text-align="center" style:justify-single-word="false"/>
      <style:text-properties fo:font-size="10pt" fo:font-weight="bold" officeooo:rsid="0022ba6a" officeooo:paragraph-rsid="0022ba6a" style:font-size-asian="10pt" style:font-weight-asian="bold" style:font-size-complex="10pt" style:font-weight-complex="bold"/>
    </style:style>
    <style:style style:name="P38" style:family="paragraph" style:parent-style-name="Standard">
      <style:paragraph-properties fo:line-height="100%" fo:text-align="center" style:justify-single-word="false"/>
      <style:text-properties fo:font-size="10pt" officeooo:rsid="001e9e43" officeooo:paragraph-rsid="001e9e43" style:font-size-asian="10pt" style:font-size-complex="10pt"/>
    </style:style>
    <style:style style:name="P39" style:family="paragraph" style:parent-style-name="Standard">
      <style:paragraph-properties fo:line-height="100%" fo:text-align="center" style:justify-single-word="false"/>
      <style:text-properties fo:font-size="10pt" officeooo:paragraph-rsid="001e9e43" style:font-size-asian="10pt" style:font-size-complex="10pt"/>
    </style:style>
    <style:style style:name="P40" style:family="paragraph" style:parent-style-name="Standard">
      <style:paragraph-properties fo:margin-left="0.6252in" fo:margin-right="0.6252in" fo:line-height="100%" fo:text-align="justify" style:justify-single-word="false" fo:text-indent="0in" style:auto-text-indent="false"/>
    </style:style>
    <style:style style:name="P41" style:family="paragraph" style:parent-style-name="Standard">
      <style:paragraph-properties fo:line-height="100%" fo:text-align="justify" style:justify-single-word="false"/>
      <style:text-properties officeooo:paragraph-rsid="002b771b"/>
    </style:style>
    <style:style style:name="P42" style:family="paragraph" style:parent-style-name="Standard">
      <style:paragraph-properties fo:margin-top="0in" fo:margin-bottom="0.0827in" style:contextual-spacing="false" fo:line-height="100%" fo:text-align="justify" style:justify-single-word="false"/>
      <style:text-properties officeooo:rsid="0019db26"/>
    </style:style>
    <style:style style:name="P43" style:family="paragraph" style:parent-style-name="Standard">
      <style:paragraph-properties fo:line-height="100%" fo:text-align="justify" style:justify-single-word="false"/>
      <style:text-properties officeooo:rsid="002c725c" officeooo:paragraph-rsid="002c725c"/>
    </style:style>
    <style:style style:name="P44"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fo:font-style="normal" officeooo:rsid="00208b39" style:font-style-asian="normal" style:font-style-complex="normal"/>
    </style:style>
    <style:style style:name="P45"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style>
    <style:style style:name="P46"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officeooo:paragraph-rsid="0019db26"/>
    </style:style>
    <style:style style:name="P47" style:family="paragraph" style:parent-style-name="references" style:list-style-name="WW8Num1">
      <style:paragraph-properties fo:margin-left="0.2957in" fo:margin-right="0in" fo:line-height="100%" fo:orphans="2" fo:widows="2" fo:text-indent="0in" style:auto-text-indent="false">
        <style:tab-stops/>
      </style:paragraph-properties>
    </style:style>
    <style:style style:name="T1" style:family="text">
      <style:text-properties officeooo:rsid="0019db26"/>
    </style:style>
    <style:style style:name="T2" style:family="text">
      <style:text-properties fo:font-size="10pt" style:font-size-asian="10pt"/>
    </style:style>
    <style:style style:name="T3" style:family="text">
      <style:text-properties fo:font-size="10pt" officeooo:rsid="001e9e43" style:font-size-asian="10pt"/>
    </style:style>
    <style:style style:name="T4" style:family="text">
      <style:text-properties fo:font-size="10pt" fo:language="en" fo:country="GB" style:font-size-asian="10pt"/>
    </style:style>
    <style:style style:name="T5" style:family="text">
      <style:text-properties fo:font-size="10pt" fo:language="en" fo:country="GB" officeooo:rsid="001badbd" style:font-size-asian="10pt"/>
    </style:style>
    <style:style style:name="T6" style:family="text">
      <style:text-properties fo:font-size="10pt" fo:language="en" fo:country="GB" officeooo:rsid="001e7433" style:font-size-asian="10pt"/>
    </style:style>
    <style:style style:name="T7" style:family="text">
      <style:text-properties fo:font-size="10pt" fo:language="en" fo:country="GB" officeooo:rsid="001e9e43" style:font-size-asian="10pt"/>
    </style:style>
    <style:style style:name="T8" style:family="text">
      <style:text-properties fo:font-size="10pt" fo:language="en" fo:country="GB" officeooo:rsid="0029f74a" style:font-size-asian="10pt"/>
    </style:style>
    <style:style style:name="T9" style:family="text">
      <style:text-properties fo:font-size="10pt" fo:language="en" fo:country="GB" officeooo:rsid="002b771b" style:font-size-asian="10pt"/>
    </style:style>
    <style:style style:name="T10" style:family="text">
      <style:text-properties fo:font-size="10pt" fo:language="en" fo:country="GB" fo:font-style="italic" officeooo:rsid="001e9e43" style:font-size-asian="10pt" style:font-style-asian="italic" style:font-style-complex="italic"/>
    </style:style>
    <style:style style:name="T11" style:family="text">
      <style:text-properties style:font-name="Times New Roman" fo:font-size="10pt" fo:language="en" fo:country="GB" style:font-size-asian="10pt"/>
    </style:style>
    <style:style style:name="T12" style:family="text">
      <style:text-properties style:font-name="Times New Roman" fo:font-size="10pt" fo:language="en" fo:country="GB" officeooo:rsid="001badbd" style:font-size-asian="10pt"/>
    </style:style>
    <style:style style:name="T13" style:family="text">
      <style:text-properties style:font-name="Times New Roman" fo:font-size="10pt" fo:language="en" fo:country="GB" fo:font-weight="normal" style:font-size-asian="10pt" style:font-weight-asian="normal"/>
    </style:style>
    <style:style style:name="T14" style:family="text">
      <style:text-properties style:font-name="Times New Roman" fo:font-size="10pt" fo:language="en" fo:country="GB" fo:font-weight="normal" style:font-size-asian="10pt" style:font-weight-asian="normal" style:font-weight-complex="normal"/>
    </style:style>
    <style:style style:name="T15" style:family="text">
      <style:text-properties style:font-name="Times" fo:font-size="10pt" fo:language="en" fo:country="US" style:font-size-asian="10pt" style:font-name-complex="CMR10" style:font-size-complex="10pt"/>
    </style:style>
    <style:style style:name="T16" style:family="text">
      <style:text-properties style:use-window-font-color="true" loext:opacity="0%" style:font-name="Times New Roman" fo:font-size="10pt" fo:language="en" fo:country="GB" fo:font-weight="bold" style:font-name-asian="Times New Roman" style:font-size-asian="10pt" style:font-weight-asian="bold" style:font-name-complex="Times New Roman" style:font-size-complex="12pt" style:language-complex="ar" style:country-complex="SA" style:font-weight-complex="bold"/>
    </style:style>
    <style:style style:name="T17" style:family="text">
      <style:text-properties fo:font-style="normal" style:font-style-asian="normal" style:font-style-complex="normal"/>
    </style:style>
    <style:style style:name="T18" style:family="text">
      <style:text-properties fo:font-style="normal" officeooo:rsid="00208b39" style:font-style-asian="normal" style:font-style-complex="normal"/>
    </style:style>
    <style:style style:name="T19" style:family="text">
      <style:text-properties officeooo:rsid="001badbd"/>
    </style:style>
    <style:style style:name="T20" style:family="text">
      <style:text-properties officeooo:rsid="001dad99"/>
    </style:style>
    <style:style style:name="T21" style:family="text">
      <style:text-properties officeooo:rsid="001e7433"/>
    </style:style>
    <style:style style:name="T22" style:family="text">
      <style:text-properties officeooo:rsid="001e9e43"/>
    </style:style>
    <style:style style:name="T23" style:family="text">
      <style:text-properties officeooo:rsid="0022ba6a"/>
    </style:style>
    <style:style style:name="T24" style:family="text">
      <style:text-properties officeooo:rsid="00249e6c"/>
    </style:style>
    <style:style style:name="T25" style:family="text">
      <style:text-properties officeooo:rsid="002685e9"/>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5861187"/>
      </text:sequence-decls>
      <text:p text:style-name="P16">Sistema de Preguntas y Respuestas sobre Legislación Paraguaya</text:p>
      <text:section text:style-name="Sect1" text:name="Sección1">
        <text:p text:style-name="P2"/>
        <text:p text:style-name="P3"/>
        <text:p text:style-name="P7">Oscar <text:span text:style-name="T20">N.</text:span> Ortiz-Torres</text:p>
        <text:p text:style-name="P8">Universidad Comunera del Paraguay, Programa de Postgrado</text:p>
        <text:p text:style-name="P10">Asunción, Paraguay</text:p>
        <text:p text:style-name="P14">oscarnortiz@gmail.com</text:p>
        <text:p text:style-name="P11"/>
        <text:p text:style-name="P9">y</text:p>
        <text:p text:style-name="P11"/>
        <text:p text:style-name="P12"><text:span text:style-name="T19">Guillermo</text:span> <text:span text:style-name="T19">A. Osorio-Marín</text:span></text:p>
        <text:p text:style-name="P8">Universidad Comunera del Paraguay, Programa de Postgrado</text:p>
        <text:p text:style-name="P9">San Lorenzo, Paraguay</text:p>
        <text:p text:style-name="P13">gaompy@gmail.com</text:p>
      </text:section>
      <text:section text:style-name="Sect1" text:name="Sección2">
        <text:p text:style-name="P15"/>
      </text:section>
      <text:section text:style-name="Sect2" text:name="Sección3">
        <text:p text:style-name="P17">Resumen</text:p>
        <text:p text:style-name="P40"><text:span text:style-name="T5">E</text:span><text:span text:style-name="T4">l acceso efectivo a la legislación </text:span><text:span text:style-name="T5">en Paraguay </text:span><text:span text:style-name="T4">se ve obstaculizado por el lenguaje técnico y complej</text:span><text:span text:style-name="T5">o</text:span><text:span text:style-name="T4"> de los textos legales, </text:span><text:span text:style-name="T5">limitando </text:span><text:span text:style-name="T4">su comprensión por parte de la ciudadanía sin formación </text:span><text:span text:style-name="T5">en materia </text:span><text:span text:style-name="T4">jurídica. Este artículo presenta el desarrollo de un sistema de preguntas y respuestas (QA) basado en inteligencia artificial, diseñado para facilitar la consulta de normativas paraguayas mediante el uso de lenguaje natural. El sistema busca ofrecer respuestas claras y accesibles a preguntas </text:span><text:span text:style-name="T5">en lenguaje natural</text:span><text:span text:style-name="T4"> sobre derechos, deberes y leyes vigentes, utilizando como fuente principal la Biblioteca y Archivo del Congreso Nacional (BACN).</text:span></text:p>
        <text:p text:style-name="P31"/>
        <text:h text:style-name="P26" text:outline-level="2"><text:span text:style-name="T12">Palabras clave</text:span><text:span text:style-name="T11">: </text:span><text:span text:style-name="T14">Acceso a la información,</text:span><text:span text:style-name="T13"> Sistema de preguntas y respuestas (QA), Derecho paraguayo, Inteligencia artificial ética, PLN, FAISS , BERT, RAG, Embeddings.</text:span></text:h>
        <text:p text:style-name="P32"/>
        <text:p text:style-name="P32"/>
        <text:h text:style-name="P22" text:outline-level="1">1 Planteamiento del problema</text:h>
        <text:p text:style-name="P33">En Paraguay, el acceso comprensible y rápido a las leyes sigue siendo limitado para la ciudadanía en general. Si bien los textos legales están disponibles en portales públicos como la Biblioteca y Archivo del Congreso Nacional (BACN), su estructura y lenguaje técnico dificultan la comprensión para personas sin formación jurídica.</text:p>
        <text:p text:style-name="P33">El objetivo de este proyecto es desarrollar un sistema de preguntas y respuestas (QA) que permita consultar normativas paraguayas de forma natural, utilizando lenguaje cotidiano. Esto facilitará el acceso a información sobre derechos, deberes y normativas clave, fomentando la educación cívica, el empoderamiento ciudadano y el uso ético de la inteligencia artificial.</text:p>
        <text:h text:style-name="P23" text:outline-level="1"/>
        <text:h text:style-name="P21" text:outline-level="1">2 Descripción del corpus</text:h>
        <text:p text:style-name="P33">Se utilizarán versiones oficiales y públicas de los siguientes textos legales, disponibles en formato digital desde el sitio de la BACN:</text:p>
        <text:list text:style-name="L1">
          <text:list-item>
            <text:p text:style-name="P34">Constitución Nacional</text:p>
          </text:list-item>
          <text:list-item>
            <text:p text:style-name="P34">Código Laboral (Ley N° 213/93)</text:p>
          </text:list-item>
          <text:list-item>
            <text:p text:style-name="P34">Código Civil (Ley N° 1183/85)</text:p>
          </text:list-item>
          <text:list-item>
            <text:p text:style-name="P34">Código Penal (Ley N° 1160/97)</text:p>
          </text:list-item>
          <text:list-item>
            <text:p text:style-name="P34">Código Electoral Paraguayo</text:p>
          </text:list-item>
          <text:list-item>
            <text:p text:style-name="P34">Ley de Tránsito (Ley N° 5016/14)</text:p>
          </text:list-item>
          <text:list-item>
            <text:p text:style-name="P34">Ley de Telecomunicaciones (Ley N° 642/95)</text:p>
          </text:list-item>
          <text:list-item>
            <text:p text:style-name="P34">Ley de la Niñez y Adolescencia (Ley N° 1680/01)</text:p>
          </text:list-item>
          <text:list-item>
            <text:p text:style-name="P34">Ley de Protección Integral a las Mujeres (Ley N° 5777/16)</text:p>
          </text:list-item>
          <text:list-item>
            <text:p text:style-name="P34">Derechos de las Personas con Discapacidad</text:p>
          </text:list-item>
          <text:list-item>
            <text:p text:style-name="P34">Ley de Protección de Datos Personales</text:p>
          </text:list-item>
          <text:list-item>
            <text:p text:style-name="P34"><text:soft-page-break/>Ley de Educación Superior (Ley N° 4995/13)</text:p>
          </text:list-item>
          <text:list-item>
            <text:p text:style-name="P34">Ley de Acceso a la Información Pública</text:p>
          </text:list-item>
          <text:list-item>
            <text:p text:style-name="P34">Ley de Defensa del Consumidor y del Usuario</text:p>
          </text:list-item>
          <text:list-item>
            <text:p text:style-name="P34">Ley de Protección del Patrimonio Cultural</text:p>
          </text:list-item>
          <text:list-item>
            <text:p text:style-name="P34">Ley de Migraciones (Ley N° 6984/22)</text:p>
          </text:list-item>
        </text:list>
        <text:p text:style-name="P32"/>
        <text:h text:style-name="P22" text:outline-level="1">3 Metodología</text:h>
        <text:h text:style-name="P27" text:outline-level="2"><text:span text:style-name="T11">3.</text:span><text:span text:style-name="T16">1 Preparación del corpus legal</text:span></text:h>
        <text:p text:style-name="P32">Se recopilarán y limpiarán versiones oficiales y públicas de normativas paraguayas disponibles en formato digital en el sitio de la Biblioteca y Archivo del Congreso Nacional (BACN). Los textos serán segmentados en unidades semánticas relevantes (<text:span text:style-name="T23">ley</text:span><text:span text:style-name="T24">es</text:span><text:span text:style-name="T23"> y </text:span>artículos) para facilitar su indexación y recuperación.</text:p>
        <text:p text:style-name="P35">En principio se elaborará manualmente un listado de las 16 leyes <text:span text:style-name="T25">competentes a este trabajo, asociadas a la URL sobre la cual se extraerán los </text:span>artículos <text:span text:style-name="T25">correspondientes. En este proceso se hará uso de expresiones regulares para capturar específicamente el contenido de cada artículo. Luego se almacenarán estos datos en formato de texto crudo para su posterior uso en el proceso.</text:span></text:p>
        <text:p text:style-name="P32"/>
        <text:h text:style-name="P24" text:outline-level="2">3.<text:span text:style-name="T21">2</text:span> Representación semántica del corpus</text:h>
        <text:p text:style-name="P32">Se utilizarán modelos preentrenados de lenguaje en español, específicamente una variante ligera de BERT<text:span text:style-name="T22"> llamada “sentence-transformers/all-MiniLM-L6-v2”</text:span> para generar embeddings o representaciones vectoriales de cada unidad textual del corpus. Estos vectores capturan la semántica de los textos legales y permiten comparaciones eficientes entre preguntas y fragmentos normativos.</text:p>
        <text:p text:style-name="P32"/>
        <text:h text:style-name="P25" text:outline-level="2">3.3 Recuperación aumentada por generación (RAG)</text:h>
        <text:p text:style-name="P32">El sistema empleará la arquitectura RAG, que combina técnicas de recuperación de información y generación de texto. Ante una consulta en lenguaje natural, se realizará primero una búsqueda semántica mediante FAISS (Facebook AI Similarity Search), una herramienta de búsqueda rápida sobre vectores, para recuperar los fragmentos normativos más relevantes. Luego, se utilizará un modelo generativo (basado en transformers) para formular una respuesta comprensible a partir de los textos recuperados, manteniendo fidelidad al contenido legal original. </text:p>
        <text:p text:style-name="P32"/>
        <text:h text:style-name="P25" text:outline-level="2">3.4. Evaluación</text:h>
        <text:p text:style-name="P42"><text:span text:style-name="T6">En base a un sistema de </text:span><text:span text:style-name="T8">5</text:span><text:span text:style-name="T6">8 preguntas predefinidas se evaluará e</text:span><text:span text:style-name="T4">l desempeño del sistema mediante una estrategia mixta:</text:span></text:p>
        <text:list text:style-name="L2">
          <text:list-item>
            <text:p text:style-name="P28">Precisión: porcentaje de respuestas en las que el fragmento legal recuperado coincide con la norma relevante esperada (verificación manual).</text:p>
          </text:list-item>
          <text:list-item>
            <text:p text:style-name="P28">Cobertura: proporción de preguntas respondidas correctamente dentro de un conjunto de pruebas representativas.</text:p>
          </text:list-item>
          <text:list-item>
            <text:p text:style-name="P28">Utilidad percibida: análisis cualitativo mediante encuestas a usuarios no expertos en derecho, para medir la claridad y utilidad de las respuestas generadas.</text:p>
          </text:list-item>
        </text:list>
        <text:p text:style-name="P30">Las preguntas elegidas para evaluar el sistema serán las siguientes:</text:p>
        <text:list text:style-name="L3">
          <text:list-item>
            <text:p text:style-name="P29">¿Hasta qué edad una persona es considerada menor de edad según la legislación paraguaya y qué implicancias legales tiene?</text:p>
          </text:list-item>
          <text:list-item>
            <text:p text:style-name="P29">¿Cuáles son los derechos garantizados por la Constitución Nacional del Paraguay para los pueblos indígenas?</text:p>
          </text:list-item>
          <text:list-item>
            <text:p text:style-name="P29">¿Qué establece el Código del Trabajo paraguayo sobre la jornada máxima de trabajo y el pago por horas extras?</text:p>
          </text:list-item>
          <text:list-item>
            <text:p text:style-name="P29">¿Qué derechos tiene un trabajador despedido sin causa justificada en Paraguay y qué tipo de indemnización le corresponde?</text:p>
          </text:list-item>
          <text:list-item>
            <text:p text:style-name="P29">¿Qué requisitos se deben cumplir para contraer matrimonio legalmente en Paraguay según el Código Civil?</text:p>
          </text:list-item>
          <text:list-item>
            <text:p text:style-name="P29">¿Cómo se define la propiedad privada en la Constitución paraguaya y en qué casos puede ser expropiada?</text:p>
          </text:list-item>
          <text:list-item>
            <text:p text:style-name="P29">¿Qué normas establece la legislación paraguaya para la protección del ambiente y los recursos naturales?</text:p>
          </text:list-item>
          <text:list-item>
            <text:p text:style-name="P29"><text:soft-page-break/>¿Cuáles son los pasos legales para adoptar un menor en Paraguay según el Código de la Niñez y la Adolescencia (si estuviera cargado)?</text:p>
          </text:list-item>
          <text:list-item>
            <text:p text:style-name="P29">¿Qué dice la Constitución Nacional del Paraguay sobre la libertad de prensa y de expresión?</text:p>
          </text:list-item>
          <text:list-item>
            <text:p text:style-name="P29">¿Qué establece el marco legal paraguayo respecto a la igualdad entre hombres y mujeres en el ámbito laboral?</text:p>
          </text:list-item>
          <text:list-item>
            <text:p text:style-name="P29">¿Puede el presidente del Paraguay ser reelegido?</text:p>
          </text:list-item>
          <text:list-item>
            <text:p text:style-name="P29">¿Qué derechos tengo como ciudadano en caso de ser detenido?</text:p>
          </text:list-item>
          <text:list-item>
            <text:p text:style-name="P29">¿Está garantizada la libertad de prensa en el país?</text:p>
          </text:list-item>
          <text:list-item>
            <text:p text:style-name="P29">¿Cuántos días de vacaciones me corresponden por ley?</text:p>
          </text:list-item>
          <text:list-item>
            <text:p text:style-name="P29">¿Pueden despedirme sin justificación legal?</text:p>
          </text:list-item>
          <text:list-item>
            <text:p text:style-name="P29">¿Cuál es el salario mínimo legal en Paraguay?</text:p>
          </text:list-item>
          <text:list-item>
            <text:p text:style-name="P29">¿Qué requisitos debo cumplir para casarme legalmente?</text:p>
          </text:list-item>
          <text:list-item>
            <text:p text:style-name="P29">¿Cómo se reparten los bienes en caso de divorcio?</text:p>
          </text:list-item>
          <text:list-item>
            <text:p text:style-name="P29">¿Puedo desheredar a un hijo?</text:p>
          </text:list-item>
          <text:list-item>
            <text:p text:style-name="P29">¿Qué pena se aplica por hurto?</text:p>
          </text:list-item>
          <text:list-item>
            <text:p text:style-name="P29">¿Cuándo un delito prescriba en Paraguay?</text:p>
          </text:list-item>
          <text:list-item>
            <text:p text:style-name="P29">¿Es delito grabar a alguien sin su consentimiento?</text:p>
          </text:list-item>
          <text:list-item>
            <text:p text:style-name="P29">¿A qué edad puedo votar en Paraguay?</text:p>
          </text:list-item>
          <text:list-item>
            <text:p text:style-name="P29">¿Puedo ser candidato si no tengo afiliación política?</text:p>
          </text:list-item>
          <text:list-item>
            <text:p text:style-name="P29">¿Qué pasa si no voto en una elección obligatoria?</text:p>
          </text:list-item>
          <text:list-item>
            <text:p text:style-name="P29">¿Es obligatorio usar casco en motocicleta?</text:p>
          </text:list-item>
          <text:list-item>
            <text:p text:style-name="P29">¿Puedo conducir si tengo 17 años?</text:p>
          </text:list-item>
          <text:list-item>
            <text:p text:style-name="P29">¿Qué sanciones existen por manejar alcoholizado?</text:p>
          </text:list-item>
          <text:list-item>
            <text:p text:style-name="P29">¿Qué derechos tengo si mi proveedor de internet falla constantemente?</text:p>
          </text:list-item>
          <text:list-item>
            <text:p text:style-name="P29">¿El Estado puede intervenir mis comunicaciones?</text:p>
          </text:list-item>
          <text:list-item>
            <text:p text:style-name="P29">¿Puedo portar una antena de radio sin autorización?</text:p>
          </text:list-item>
          <text:list-item>
            <text:p text:style-name="P29">¿A qué edad un niño puede trabajar legalmente?</text:p>
          </text:list-item>
          <text:list-item>
            <text:p text:style-name="P29">¿Qué protección tiene un menor contra la violencia familiar?</text:p>
          </text:list-item>
          <text:list-item>
            <text:p text:style-name="P29">¿Es legal que un adolescente sea juzgado como adulto?</text:p>
          </text:list-item>
          <text:list-item>
            <text:p text:style-name="P29">¿Dónde puede acudir una mujer víctima de violencia doméstica?</text:p>
          </text:list-item>
          <text:list-item>
            <text:p text:style-name="P29">¿Qué medidas puede tomar la ley para proteger a una mujer en riesgo?</text:p>
          </text:list-item>
          <text:list-item>
            <text:p text:style-name="P29">¿La ley contempla sanciones para el acoso laboral hacia mujeres?</text:p>
          </text:list-item>
          <text:list-item>
            <text:p text:style-name="P29">¿El transporte público debe estar adaptado para personas con discapacidad?</text:p>
          </text:list-item>
          <text:list-item>
            <text:p text:style-name="P29">¿Las instituciones deben ofrecer educación inclusiva?</text:p>
          </text:list-item>
          <text:list-item>
            <text:p text:style-name="P29">¿Qué apoyo puede recibir una persona con discapacidad para conseguir empleo?</text:p>
          </text:list-item>
          <text:list-item>
            <text:p text:style-name="P29">¿Puedo pedir que una empresa borre mis datos?</text:p>
          </text:list-item>
          <text:list-item>
            <text:p text:style-name="P29">¿Qué pasa si una empresa vende mis datos sin permiso?</text:p>
          </text:list-item>
          <text:list-item>
            <text:p text:style-name="P29">¿Tengo derecho a saber qué información tienen sobre mí?</text:p>
          </text:list-item>
          <text:list-item>
            <text:p text:style-name="P29">¿Es obligatorio que las universidades estén acreditadas?</text:p>
          </text:list-item>
          <text:list-item>
            <text:p text:style-name="P29">¿Qué derechos tienen los estudiantes universitarios?</text:p>
          </text:list-item>
          <text:list-item>
            <text:p text:style-name="P29"><text:soft-page-break/>¿Puedo reclamar si me cobran una matrícula ilegal?</text:p>
          </text:list-item>
          <text:list-item>
            <text:p text:style-name="P29">¿Puedo pedir información al gobierno como ciudadano común?</text:p>
          </text:list-item>
          <text:list-item>
            <text:p text:style-name="P29">¿Hay límites a la información pública que puedo solicitar?</text:p>
          </text:list-item>
          <text:list-item>
            <text:p text:style-name="P29">¿Qué plazos tiene el Estado para responder a mis pedidos?</text:p>
          </text:list-item>
          <text:list-item>
            <text:p text:style-name="P29">¿Puedo devolver un producto defectuoso sin perder mi dinero?</text:p>
          </text:list-item>
          <text:list-item>
            <text:p text:style-name="P29">¿Qué pasa si una empresa no respeta los precios publicados?</text:p>
          </text:list-item>
          <text:list-item>
            <text:p text:style-name="P29">¿Qué derechos tengo si se corta un servicio contratado?</text:p>
          </text:list-item>
          <text:list-item>
            <text:p text:style-name="P29">¿Puedo vender una obra antigua que encontré en mi casa?</text:p>
          </text:list-item>
          <text:list-item>
            <text:p text:style-name="P29">¿Qué está prohibido hacer en un sitio considerado patrimonio cultural?</text:p>
          </text:list-item>
          <text:list-item>
            <text:p text:style-name="P29">¿El Estado puede intervenir en propiedades privadas por razones culturales?</text:p>
          </text:list-item>
          <text:list-item>
            <text:p text:style-name="P29">¿Qué requisitos tiene un extranjero para residir legalmente en Paraguay?</text:p>
          </text:list-item>
          <text:list-item>
            <text:p text:style-name="P29">¿Puede un extranjero ser deportado sin juicio?</text:p>
          </text:list-item>
          <text:list-item>
            <text:p text:style-name="P29">¿Hay derechos especiales para refugiados o asilados?</text:p>
          </text:list-item>
        </text:list>
        <text:p text:style-name="P32"/>
        <text:h text:style-name="P22" text:outline-level="1">4 Evaluación de resultados</text:h>
        <text:p text:style-name="P41"><text:span text:style-name="T6">En </text:span><text:span text:style-name="T7">esta </text:span><text:span text:style-name="T6">sección se </text:span><text:span text:style-name="T7">exponen los resultados de la evaluación de </text:span><text:span text:style-name="T6">las métricas de rendimiento del sistema de preguntas y respuestas </text:span><text:span text:style-name="T7">sobre las preguntas enumeradas del 1 al </text:span><text:span text:style-name="T9">5</text:span><text:span text:style-name="T7">8. </text:span><text:span text:style-name="T9">Los resultados arrojados por el sistema pueden observarse en el archivo “test.ipynb” del repositorio del proyecto [4].</text:span></text:p>
        <text:p text:style-name="P41"><text:span text:style-name="T7">En la </text:span><text:span text:style-name="T10">Tabla 1</text:span><text:span text:style-name="T7"> se puede observar el resumen de evaluación. </text:span><text:span text:style-name="T9">Es importante resaltar que el proceso de evaluación de correctitud fue llevado a cabo bajo revisión manual.</text:span></text:p>
        <text:p text:style-name="P20"><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0" text:name="t5861187" text:formula="ooow:t5861187+1" style:num-format="1">1</text:sequence></text:span></text:span><text:span text:style-name="capLabel"><text:span text:style-name="T2">:</text:span></text:span><text:span text:style-name="T2"> </text:span><text:span text:style-name="T3">Resumen de evaluación</text:span></text:p>
        <table:table table:name="Table1" table:style-name="Table1">
          <table:table-column table:style-name="Table1.A"/>
          <table:table-column table:style-name="Table1.B"/>
          <table:table-header-rows>
            <table:table-row table:style-name="Table1.1">
              <table:table-cell table:style-name="Table1.A1" office:value-type="string">
                <text:p text:style-name="P36">Métrica</text:p>
              </table:table-cell>
              <table:table-cell table:style-name="Table1.A1" office:value-type="string">
                <text:p text:style-name="P37">Rendimiento</text:p>
              </table:table-cell>
            </table:table-row>
          </table:table-header-rows>
          <table:table-row table:style-name="Table1.1">
            <table:table-cell table:style-name="Table1.A2" office:value-type="string">
              <text:p text:style-name="P38">Precisión</text:p>
            </table:table-cell>
            <table:table-cell table:style-name="Table1.A2" office:value-type="string">
              <text:p text:style-name="P39"/>
            </table:table-cell>
          </table:table-row>
          <table:table-row table:style-name="Table1.1">
            <table:table-cell table:style-name="Table1.A3" office:value-type="string">
              <text:p text:style-name="P38">Cobertura</text:p>
            </table:table-cell>
            <table:table-cell table:style-name="Table1.A3" office:value-type="string">
              <text:p text:style-name="P39"/>
            </table:table-cell>
          </table:table-row>
          <table:table-row table:style-name="Table1.1">
            <table:table-cell table:style-name="Table1.A4" office:value-type="string">
              <text:p text:style-name="P38">Utilidad Percibida</text:p>
            </table:table-cell>
            <table:table-cell table:style-name="Table1.A4" office:value-type="string">
              <text:p text:style-name="P39"/>
            </table:table-cell>
          </table:table-row>
        </table:table>
        <text:p text:style-name="P19"/>
        <text:h text:style-name="P22" text:outline-level="1">5 Conclusiones y recomendaciones</text:h>
        <text:p text:style-name="P43"><text:span text:style-name="T15">El modelo demuestra un rendimiento destacado según los criterios establecidos de precisión, cobertura y utilidad percibida. Responde adecuadamente tanto a preguntas relevantes como a aquellas que están fuera del dominio legal, como “¿Es el cielo azul?”, utilizando respuestas genéricas predefinidas para tales casos, lo que indica un manejo correcto de entradas irrelevantes.</text:span></text:p>
        <text:p text:style-name="P43"><text:span text:style-name="T15">Cabe destacar que la evaluación fue realizada con base en el mejor esfuerzo de los autores, sin la participación de expertos en el ámbito jurídico. Para investigaciones futuras, sería recomendable incorporar la colaboración de profesionales del derecho en la elaboración de las preguntas de evaluación, idealmente utilizando ítems validados en exámenes académicos o profesionales del área. Esto permitiría una evaluación más rigurosa y alineada con los estándares del campo jurídico.</text:span></text:p>
        <text:p text:style-name="P18">Referencias</text:p>
        <text:list text:style-name="WW8Num1">
          <text:list-item>
            <text:p text:style-name="P44"><text:bookmark-start text:name="__RefNumPara__8567_338442994"/>Reimers, N., &amp; Gurevych, I. (2019). Sentence-BERT: Sentence Embeddings using Siamese BERT-Networks. arXiv:1908.10084.<text:bookmark-end text:name="__RefNumPara__8567_338442994"/></text:p>
          </text:list-item>
          <text:list-item>
            <text:p text:style-name="P44">Johnson, J., Douze, M., &amp; Jégou, H. (2019). Billion-scale similarity search with GPUs. IEEE Transactions on Big Data.</text:p>
          </text:list-item>
          <text:list-item>
            <text:p text:style-name="P44">Lewis, P., Perez, E., Piktus, A., Petroni, F., Karpukhin, V., Goyal, N., ... &amp; Riedel, S. (2020). Retrieval-Augmented Generation for Knowledge-Intensive NLP Tasks. Advances in Neural Information Processing Systems (NeurIPS 2020).</text:p>
          </text:list-item>
          <text:list-item>
            <text:p text:style-name="P45"><text:soft-page-break/><text:span text:style-name="T18">Oscar Ortíz. (2025). legislacionParaguaya [Código fuente]. GitHub. </text:span><text:a xlink:type="simple" xlink:href="https://github.com/oscarnortiz/legislacionParaguaya" text:style-name="Internet_20_link" text:visited-style-name="Visited_20_Internet_20_Link"><text:span text:style-name="T17">https://github.com/oscarnortiz/legislacionParaguaya</text:span></text:a></text:p>
          </text:list-item>
          <text:list-item>
            <text:p text:style-name="P46"><text:span text:style-name="T1">Biblioteca y Archivo Central del Congreso Nacional. (s.f.). Normativas legales de Paraguay. </text:span><text:a xlink:type="simple" xlink:href="https://www.bacn.gov.py/" text:style-name="Internet_20_link" text:visited-style-name="Visited_20_Internet_20_Link"><text:span text:style-name="T1">https://www.bacn.gov.py/</text:span></text:a><text:span text:style-name="T1"> <text:s/></text:span></text:p>
            <text:p text:style-name="P47"/>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Book Antiqua" fo:font-family="'Book Antiqua'" style:font-family-generic="roman" style:font-pitch="variable" fo:font-size="10pt" fo:language="es" fo:country="ES"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style:font-name="Book Antiqua" fo:font-family="'Book Antiqua'" style:font-family-generic="roman" style:font-pitch="variable"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Book Antiqua" fo:font-family="'Book Antiqua'" style:font-family-generic="roman" style:font-pitch="variable" fo:language="es" fo:country="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ook Antiqua" fo:font-family="'Book Antiqua'" style:font-family-generic="roman" style:font-pitch="variable" fo:language="es" fo:country="ES" style:text-underline-style="solid" style:text-underline-width="auto" style:text-underline-color="font-color"/>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0835in" style:contextual-spacing="false" fo:text-align="justify" style:justify-single-word="false" fo:orphans="0" fo:widows="0">
        <style:tab-stops>
          <style:tab-stop style:position="2.8839in" style:type="center"/>
          <style:tab-stop style:position="5.7681in" style:type="right"/>
        </style:tab-stops>
      </style:paragraph-properties>
      <style:text-properties fo:font-size="10pt" fo:language="en" fo:country="US" style:font-size-asian="10pt" style:font-size-complex="10pt"/>
    </style:style>
    <style:style style:name="TITLE" style:family="paragraph" style:parent-style-name="Standard">
      <style:paragraph-properties fo:margin-top="0.0835in" fo:margin-bottom="0.0835in" style:contextual-spacing="false" style:line-height-at-least="0.25in"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in" fo:margin-bottom="0.0835in" style:contextual-spacing="false"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2in" fo:margin-right="0in" fo:text-indent="-0.2in" style:auto-text-indent="false"/>
    </style:style>
    <style:style style:name="bullet" style:family="paragraph" style:parent-style-name="Paragraphs" style:list-style-name="WW8Num3">
      <style:paragraph-properties fo:margin-top="0in" fo:margin-bottom="0.0417in" style:contextual-spacing="false"/>
    </style:style>
    <style:style style:name="Author_20_Name" style:display-name="Author Name" style:family="paragraph" style:parent-style-name="Standard">
      <style:paragraph-properties fo:orphans="0" fo:widows="0">
        <style:tab-stops>
          <style:tab-stop style:position="3.5in"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in" fo:margin-right="0.0075in" fo:margin-top="0.1665in" fo:margin-bottom="0.0835in" style:contextual-spacing="false" fo:keep-together="always" fo:orphans="0" fo:widows="0" fo:text-indent="0in" style:auto-text-indent="false" fo:keep-with-next="always"/>
      <style:text-properties fo:font-size="10pt" fo:language="en" fo:country="US" fo:font-weight="bold" style:font-size-asian="10pt" style:font-weight-asian="bold" style:font-size-complex="10pt"/>
    </style:style>
    <style:style style:name="Title" style:family="paragraph" style:parent-style-name="Standard" style:next-style-name="Subtitle"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Epígrafe" style:family="paragraph" style:parent-style-name="Standard" style:next-style-name="Standard">
      <style:paragraph-properties fo:line-height="0.1528in" fo:keep-with-next="always"/>
      <style:text-properties fo:font-size="9pt" fo:language="en" fo:country="US" style:font-size-asian="9pt" style:font-size-complex="10pt"/>
    </style:style>
    <style:style style:name="Table" style:family="paragraph" style:parent-style-name="Standard" style:class="extra">
      <style:paragraph-properties fo:line-height="0.1528in"/>
      <style:text-properties fo:font-size="9pt" fo:language="en" fo:country="US" style:font-size-asian="9pt"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 style:family="paragraph" style:parent-style-name="Standard" style:class="extra">
      <style:text-properties fo:font-size="10pt" style:font-size-asian="10pt" style:font-size-complex="10pt"/>
    </style:style>
    <style:style style:name="WW8Num2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apLabel" style:family="text" style:parent-style-name="Fuente_20_de_20_párrafo_20_predeter.">
      <style:text-properties style:text-position="0% 100%" fo:font-weight="bold" style:font-weight-asian="bold"/>
    </style:style>
    <style:style style:name="Encabezado_20_Car" style:display-name="Encabezado Ca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3228in" fo:text-indent="-0.0516in" fo:margin-left="0.322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language="en" fo:country="US" style:font-size-asian="10pt"/>
    </style:style>
    <style:style style:name="MP2" style:family="paragraph" style:parent-style-name="Standard">
      <style:paragraph-properties>
        <style:tab-stops>
          <style:tab-stop style:position="3.5in" style:type="center"/>
          <style:tab-stop style:position="7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fo:margin-left="0in" fo:margin-right="0in" fo:text-indent="0.5in" style:auto-text-indent="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7874in" fo:margin-bottom="0.9839in" fo:margin-left="0.9839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98in" fo:margin-left="0in" fo:margin-right="0in" fo:margin-bottom="0.2591in" style:dynamic-spacing="true"/>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902in" fo:margin-bottom="0.9799in" fo:margin-left="0.9799in" fo:margin-right="0.790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9839in" fo:margin-bottom="0.9839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frame draw:style-name="Mfr1" draw:name="Marco3" text:anchor-type="paragraph" svg:y="0.0008in" draw:z-index="3"><draw:text-box fo:min-height="0.1457in" fo:min-width="0.0161in"><text:p text:style-name="Footer"><text:span text:style-name="Page_20_Number"><text:page-number text:select-page="current">5</text:page-number></text:span></text:p></draw:text-box></draw:frame></text:p>
      </style:footer>
    </style:master-page>
    <style:master-page style:name="First_20_Page" style:display-name="First Page" style:page-layout-name="Mpm2" draw:style-name="Mdp1" style:next-style-name="Standard">
      <style:header>
        <text:p text:style-name="MP1"/>
      </style:header>
      <style:footer>
        <text:p text:style-name="MP3"><text:page-number text:select-page="current">1</text:page-number></text:p>
      </style:footer>
    </style:master-page>
    <style:master-page style:name="Convertir_20_1" style:display-name="Convertir 1" style:page-layout-name="Mpm3" draw:style-name="Mdp1">
      <style:header>
        <text:p text:style-name="Header"/>
      </style:header>
      <style:footer>
        <text:p text:style-name="Footer"/>
      </style:footer>
    </style:master-page>
    <style:master-page style:name="Convertir_20_2" style:display-name="Convertir 2" style:page-layout-name="Mpm3" draw:style-name="Mdp1" style:next-style-name="Conversión_20_siguiente_20_2">
      <style:header>
        <text:p text:style-name="Header"/>
      </style:header>
      <style:footer>
        <text:p text:style-name="Footer"/>
      </style:footer>
    </style:master-page>
    <style:master-page style:name="Conversión_20_siguiente_20_2" style:display-name="Conversión siguiente 2" style:page-layout-name="Mpm4" draw:style-name="Mdp1">
      <style:footer>
        <text:p text:style-name="MP4"><draw:frame draw:style-name="Mfr1" draw:name="Marco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ir_20_3" style:display-name="Convertir 3" style:page-layout-name="Mpm5"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EIej Author instructions</dc:title>
    <meta:initial-creator>USACH</meta:initial-creator>
    <meta:creation-date>2009-02-17T13:31:00</meta:creation-date>
    <dc:date>2025-05-06T17:42:31.486311519</dc:date>
    <meta:print-date>2011-01-27T11:27:00.01</meta:print-date>
    <meta:editing-cycles>38</meta:editing-cycles>
    <meta:editing-duration>PT17H22M9S</meta:editing-duration>
    <meta:generator>LibreOffice/24.2.7.2$Linux_X86_64 LibreOffice_project/420$Build-2</meta:generator>
    <meta:document-statistic meta:table-count="1" meta:image-count="0" meta:object-count="0" meta:page-count="5" meta:paragraph-count="127" meta:word-count="1667" meta:character-count="10992" meta:non-whitespace-character-count="9531"/>
  </office:meta>
</office:document-meta>
</file>